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0.5715cm"/>
    </style:style>
    <style:style style:name="co2" style:family="table-column">
      <style:table-column-properties fo:break-before="auto" style:column-width="11.5781666666667cm"/>
    </style:style>
    <style:style style:name="co3" style:family="table-column">
      <style:table-column-properties fo:break-before="auto" style:column-width="1.29116666666667cm"/>
    </style:style>
    <style:style style:name="co4" style:family="table-column">
      <style:table-column-properties fo:break-before="auto" style:column-width="1.03716666666667cm"/>
    </style:style>
    <style:style style:name="co5" style:family="table-column">
      <style:table-column-properties fo:break-before="auto" style:column-width="1.50283333333333cm"/>
    </style:style>
    <style:style style:name="co6" style:family="table-column">
      <style:table-column-properties fo:break-before="auto" style:column-width="3.85233333333333cm"/>
    </style:style>
    <style:style style:name="co7" style:family="table-column">
      <style:table-column-properties fo:break-before="auto" style:column-width="2.05316666666667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me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author</text:p>
          </table:table-cell>
          <table:table-cell office:value-type="string" table:style-name="ce1">
            <text:p>likes</text:p>
          </table:table-cell>
          <table:table-cell office:value-type="string" table:style-name="ce1">
            <text:p>dislikes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reat post! I completely agree with the points mentioned.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4-04-14T10:00:00Z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I found this article very informative. Thank you for sharing!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24-04-14T10:15:00Z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This topic is very relevant to me as a student. Thanks for addressing it!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0:30:00Z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I have a different perspective on this issue. I think...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2024-04-14T10:45:00Z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Interesting discussion! I'd love to hear more opinions on this.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24-04-14T11:00:00Z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I'm not sure I agree with the points made in this post.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2024-04-14T11:15:00Z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This article really resonated with me. Well-written!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1:30:00Z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I have a similar experience to share regarding this topic.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024-04-14T11:45:00Z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I appreciate the insights provided in this post. Thank you!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2024-04-14T12:00:00Z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s a student, I can relate to the challenges discussed in this article.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2024-04-14T12:15:00Z</text:p>
          </table:table-cell>
          <table:table-cell table:number-columns-repeated="16378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CER</dc:creator>
    <dc:date>2024-04-14T09:16:23Z</dc:date>
  </office:meta>
</office:document-meta>
</file>